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Preformatted_20_Text">
      <style:text-properties style:font-name="Calibri"/>
    </style:style>
    <style:style style:name="P2" style:family="paragraph" style:parent-style-name="Preformatted_20_Text">
      <style:text-properties style:font-name="Calibri" fo:font-size="12pt" style:font-size-asian="12pt" style:font-size-complex="12pt"/>
    </style:style>
    <style:style style:name="P3" style:family="paragraph" style:parent-style-name="Heading_20_1">
      <style:paragraph-properties fo:text-align="center" style:justify-single-word="false"/>
      <style:text-properties style:font-name="Calibri"/>
    </style:style>
    <style:style style:name="P4" style:family="paragraph" style:parent-style-name="Preformatted_20_Text">
      <style:text-properties style:font-name="Calibri" fo:font-size="12pt" style:font-size-asian="12pt" style:font-size-complex="12pt"/>
    </style:style>
    <style:style style:name="P5" style:family="paragraph" style:parent-style-name="Preformatted_20_Text">
      <style:text-properties style:font-name="Calibri" fo:font-size="12pt" officeooo:rsid="00189964" officeooo:paragraph-rsid="00189964" style:font-size-asian="12pt" style:font-size-complex="12pt"/>
    </style:style>
    <style:style style:name="P6" style:family="paragraph" style:parent-style-name="Preformatted_20_Text" style:list-style-name="L1">
      <style:text-properties style:font-name="Calibri" fo:font-size="12pt" officeooo:rsid="00189964" officeooo:paragraph-rsid="00189964" style:font-size-asian="12pt" style:font-size-complex="12pt"/>
    </style:style>
    <style:style style:name="P7" style:family="paragraph" style:parent-style-name="Preformatted_20_Text" style:list-style-name="L1">
      <style:text-properties style:font-name="Calibri" fo:font-size="12pt" officeooo:rsid="001a6892" officeooo:paragraph-rsid="001a6892"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018996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telier questionnaire Java POO</text:h>
      <text:p text:style-name="P1"/>
      <text:p text:style-name="P1"/>
      <text:p text:style-name="P2"><text:span text:style-name="T1">But</text:span> : Créer un questionnaire à points sur le sujet de votre choix en Java à l'aide de son implémentation de la programmation orientée objet.</text:p>
      <text:p text:style-name="P2"/>
      <text:p text:style-name="P2"><text:span text:style-name="T1">Durée</text:span> : 2-3h suivant les connaissances en programmation et POO</text:p>
      <text:p text:style-name="P2"/>
      <text:p text:style-name="P5"><text:span text:style-name="T1">Cheminement</text:span> :</text:p>
      <text:list text:style-name="L1">
        <text:list-item>
          <text:p text:style-name="P6">créer une classe public java questionnaire qui contiendra l’implémentation objet du fonctionnement d’un questionnaire ainsi qu’une classe MainClass qui contiendra le point d’entrée du projet ainsi que les questions, le déroulement du questionnaire</text:p>
        </text:list-item>
        <text:list-item>
          <text:p text:style-name="P6">dans la classe questionnaire, créer les attributs q_actuelle, nb_question, reponses, questions, score avec les bons types</text:p>
        </text:list-item>
        <text:list-item>
          <text:p text:style-name="P6">créer ensuite dans le même fichier le constructeur de la classe, les getters de q_actuelle, nb_questions et score</text:p>
        </text:list-item>
        <text:list-item>
          <text:p text:style-name="P6">écrire par la suite les méthodes questionsuivante(), bonne_reponse, mauvaise_reponse()</text:p>
        </text:list-item>
        <text:list-item>
          <text:p text:style-name="P7">remplir le fichier MainClass.java avec les questions, réponses et bonnes réponses puis initialisez un objet questionnaire avec les bons paramètres</text:p>
        </text:list-item>
        <text:list-item>
          <text:p text:style-name="P7">parcourir ensuite les questions/réponses/bonnes réponses à l’aide des méthode de questionnaire.java</text:p>
        </text:list-item>
        <text:list-item>
          <text:p text:style-name="P7">ne pas oublier de demander à l’utilisateur, récupérer sa réponse et la comparer avec la bonne...</text:p>
        </text:list-item>
      </text:list>
      <text:p text:style-name="P2"/>
      <text:p text:style-name="P2"><text:span text:style-name="T1">Aides</text:span> : cf livres <text:span text:style-name="T2">java</text:span>, inputs_user.jpg, Java-POO-cours1_Moodle.pdf</text:p>
      <text:p text:style-name="P2"/>
      <text:p text:style-name="P2"><text:span text:style-name="T1">Bonus</text:span> : faire une interface graphique pour le comptage des points, l’affichage des questions/réponses et leur sélection, validation (cf Sw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ans"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8T20:55:56.921000000</meta:creation-date>
    <meta:editing-duration>P0D</meta:editing-duration>
    <meta:editing-cycles>1</meta:editing-cycles>
    <meta:generator>LibreOffice/7.6.6.3$Windows_X86_64 LibreOffice_project/d97b2716a9a4a2ce1391dee1765565ea469b0ae7</meta:generator>
    <meta:document-statistic meta:table-count="0" meta:image-count="0" meta:object-count="0" meta:page-count="1" meta:paragraph-count="13" meta:word-count="198" meta:character-count="1369" meta:non-whitespace-character-count="1191"/>
  </office:meta>
</office:document-meta>
</file>